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6a9" officeooo:paragraph-rsid="0005a6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 Microservices &amp; Webservices ==</text:p>
      <text:p text:style-name="P1"/>
      <text:p text:style-name="P1">- Définition microservices et webservices</text:p>
      <text:p text:style-name="P1">- Exprimer la philosophie des microservices</text:p>
      <text:p text:style-name="P1"><text:s text:c="4"/>- La tendance à l'indépendance forte entre les microservices</text:p>
      <text:p text:style-name="P1"><text:s text:c="4"/>- La modularité et la réutilisation (le recyclage des microservices, aka "Ne pas réinventer la roue")</text:p>
      <text:p text:style-name="P1">- Contexte d'introduction des microservices dans les technologies de l'information</text:p>
      <text:p text:style-name="P1">- Analyser les technologies de la 'concurrence'</text:p>
      <text:p text:style-name="P1">- Les moyens d'exploitation employés (API REST par exemple)</text:p>
      <text:p text:style-name="P1">- Le coût de développement</text:p>
      <text:p text:style-name="P1"><text:s text:c="4"/>- Face a une technologie concurrence (SOA ? Si oui, expliquer SOA un minimum. MVC ?)</text:p>
      <text:p text:style-name="P1">- Avantages et inconvénients</text:p>
      <text:p text:style-name="P1">- Enoncer différents groupes connus qui utilisent les microservices</text:p>
      <text:p text:style-name="P1">- Schémas d'une infrastructure basique constituée de microservices</text:p>
      <text:p text:style-name="P1">- Approfondissement PaaS</text:p>
      <text:p text:style-name="P1">-lien cloud compu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0:57:21.057723060</meta:creation-date>
    <meta:generator>LibreOffice/5.1.6.2$Linux_X86_64 LibreOffice_project/10m0$Build-2</meta:generator>
    <dc:date>2018-02-18T11:05:49.637882797</dc:date>
    <meta:editing-duration>PT8M28S</meta:editing-duration>
    <meta:editing-cycles>1</meta:editing-cycles>
    <meta:document-statistic meta:table-count="0" meta:image-count="0" meta:object-count="0" meta:page-count="1" meta:paragraph-count="15" meta:word-count="115" meta:character-count="794" meta:non-whitespace-character-count="682"/>
  </office:meta>
</office:document-meta>
</file>